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14767" officeooo:paragraph-rsid="00114767"/>
    </style:style>
    <style:style style:name="P2" style:family="paragraph" style:parent-style-name="Text_20_body">
      <style:text-properties officeooo:rsid="0011e2f4" officeooo:paragraph-rsid="0011e2f4"/>
    </style:style>
    <style:style style:name="P3" style:family="paragraph" style:parent-style-name="Text_20_body">
      <style:text-properties officeooo:rsid="00127599" officeooo:paragraph-rsid="00127599"/>
    </style:style>
    <style:style style:name="P4" style:family="paragraph" style:parent-style-name="Text_20_body">
      <style:text-properties officeooo:paragraph-rsid="00127599"/>
    </style:style>
    <style:style style:name="P5" style:family="paragraph" style:parent-style-name="Text_20_body">
      <style:text-properties officeooo:rsid="00143887" officeooo:paragraph-rsid="00143887"/>
    </style:style>
    <style:style style:name="P6" style:family="paragraph" style:parent-style-name="Text_20_body">
      <style:text-properties officeooo:rsid="0015193a" officeooo:paragraph-rsid="0015193a"/>
    </style:style>
    <style:style style:name="P7" style:family="paragraph" style:parent-style-name="Standard">
      <style:paragraph-properties fo:text-align="justify" style:justify-single-word="false"/>
      <style:text-properties officeooo:rsid="000bbbf9" officeooo:paragraph-rsid="000bbbf9"/>
    </style:style>
    <style:style style:name="P8" style:family="paragraph" style:parent-style-name="Standard">
      <style:paragraph-properties fo:text-align="justify" style:justify-single-word="false"/>
      <style:text-properties officeooo:rsid="000bbbf9" officeooo:paragraph-rsid="001a7312"/>
    </style:style>
    <style:style style:name="P9" style:family="paragraph" style:parent-style-name="Standard">
      <style:paragraph-properties fo:text-align="justify" style:justify-single-word="false"/>
      <style:text-properties officeooo:rsid="000d2042" officeooo:paragraph-rsid="000d2042"/>
    </style:style>
    <style:style style:name="P10" style:family="paragraph" style:parent-style-name="Standard">
      <style:paragraph-properties fo:text-align="justify" style:justify-single-word="false"/>
      <style:text-properties officeooo:rsid="000ecc07" officeooo:paragraph-rsid="000ecc07"/>
    </style:style>
    <style:style style:name="P11" style:family="paragraph" style:parent-style-name="Heading_20_1">
      <style:text-properties officeooo:paragraph-rsid="0010338b"/>
    </style:style>
    <style:style style:name="P12" style:family="paragraph" style:parent-style-name="Heading_20_2">
      <style:text-properties officeooo:paragraph-rsid="0010338b"/>
    </style:style>
    <style:style style:name="P13" style:family="paragraph" style:parent-style-name="Heading_20_2">
      <style:text-properties officeooo:rsid="00127599" officeooo:paragraph-rsid="00127599"/>
    </style:style>
    <style:style style:name="P14" style:family="paragraph" style:parent-style-name="Standard" style:list-style-name="L1">
      <style:paragraph-properties fo:text-align="justify" style:justify-single-word="false"/>
      <style:text-properties officeooo:rsid="000bbbf9" officeooo:paragraph-rsid="000bbbf9"/>
    </style:style>
    <style:style style:name="P15" style:family="paragraph" style:parent-style-name="Standard" style:list-style-name="L2">
      <style:paragraph-properties fo:text-align="justify" style:justify-single-word="false"/>
      <style:text-properties officeooo:rsid="000ecc07" officeooo:paragraph-rsid="000ecc07"/>
    </style:style>
    <style:style style:name="P16" style:family="paragraph" style:parent-style-name="Standard" style:list-style-name="L3"/>
    <style:style style:name="T1" style:family="text">
      <style:text-properties officeooo:rsid="0010338b"/>
    </style:style>
    <style:style style:name="T2" style:family="text">
      <style:text-properties officeooo:rsid="00114767"/>
    </style:style>
    <style:style style:name="T3" style:family="text">
      <style:text-properties officeooo:rsid="0011e2f4"/>
    </style:style>
    <style:style style:name="T4" style:family="text">
      <style:text-properties officeooo:rsid="00127599"/>
    </style:style>
    <style:style style:name="T5" style:family="text">
      <style:text-properties officeooo:rsid="0017b4dd"/>
    </style:style>
    <style:style style:name="T6" style:family="text">
      <style:text-properties officeooo:rsid="001f53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e de données</text:p>
      <text:p text:style-name="P7"/>
      <text:p text:style-name="P8">Une don<text:span text:style-name="T5">n</text:span></text:p>
      <text:p text:style-name="P8"/>
      <text:p text:style-name="P8">ée est la représentation de votre information, par exemple la taille, le sexe, poids etc. Une BDD est un semble de donnée qui sert de support à un logiciel informatique, une BDD sert à enregistrer une collection de donnée. </text:p>
      <text:p text:style-name="P7"/>
      <text:p text:style-name="P7">Un SGBD, ou système de gestion de base de donnée, est un ensemble d’application qui permet la manipulation des bases de données. Par exemple, le répertoire téléphone est un SGBD et les numéro, nom etc est la BDD</text:p>
      <text:p text:style-name="P7"/>
      <text:p text:style-name="P7">Pour les manipuler, il faut des langages comme MySQL, Oracle, MariaBD, postgreSQL. </text:p>
      <text:p text:style-name="P7"/>
      <text:p text:style-name="P7">L’architecture SGBD permet de conceptualisé et architecture à une BDD, cela permet de sécurisé les BDD qui sont critique pour les entreprise par exemple. On connaît plusieurs types d’architectures :</text:p>
      <text:list xml:id="list2994920727" text:style-name="L1">
        <text:list-item>
          <text:p text:style-name="P14">1/3 : Le client, BDD, serveur etc est sur la même machine, généralement utilisé sur phase de test. En phase de prod on évite de rassembler</text:p>
        </text:list-item>
        <text:list-item>
          <text:p text:style-name="P14">2/3 : Fourni plus de sécurité car les données sont séparés de l’appli client, ce qui veux dire que l’utilisateur n’y a pas accès car elles sont sur serveur distinct. <text:s/></text:p>
        </text:list-item>
        <text:list-item>
          <text:p text:style-name="P14">3/3:On rajoute une couche, l’utilisateur final à uniquement l’affichage, tout le code etc est sur un serveur externe, c’est généralement le cas des sites internet. </text:p>
        </text:list-item>
      </text:list>
      <text:p text:style-name="P7"/>
      <text:h text:style-name="P11" text:outline-level="1">Modèle relationnel</text:h>
      <text:p text:style-name="Text_20_body"><text:tab/>Il présente les données comme une collection de relation (on peut le comparé à une table ) composé de ligne et colonne. </text:p>
      <text:list xml:id="list1431349703" text:style-name="L2">
        <text:list-item>
          <text:p text:style-name="P15">Les colonnes sont des attributs et les lignes sont des enregistrements. </text:p>
        </text:list-item>
        <text:list-item>
          <text:p text:style-name="P15">L’attribut est par exemple le nom, âge, ville de naissance …</text:p>
        </text:list-item>
        <text:list-item>
          <text:p text:style-name="P15">Quand on parle de tuple, on parle d’un enregistrement dans une table, ou toute une ligne, un champ est juste une case dans cette ligne. </text:p>
        </text:list-item>
        <text:list-item>
          <text:p text:style-name="P15">Le degré est le nombre d’attribut dans une table. </text:p>
        </text:list-item>
        <text:list-item>
          <text:p text:style-name="P15">La clé est un attribut (colonne ou plusieurs colonnes) qui permet de nous identifier de manière unique et de rentrer dans la table. </text:p>
        </text:list-item>
      </text:list>
      <text:p text:style-name="P10"/>
      <text:h text:style-name="P12" text:outline-level="2"><text:tab/>Les contraintes d’intégrité </text:h>
      <text:list xml:id="list2359991811" text:style-name="L3">
        <text:list-item>
          <text:p text:style-name="P16"><text:span text:style-name="T1">Ce </text:span>sont des règles, besoins à appliquer pour qu’une table soit valide.</text:p>
        </text:list-item>
      </text:list>
      <text:p text:style-name="P10"><text:tab/></text:p>
      <text:p text:style-name="P10"><text:tab/>La contrainte de domaine : Dans une table avec nom, prénom, age, si on rajoute un champ « pays », on peut définir un domaine qui dit que le domaine contient tous les pays d’Europe et que l’attribut appartient obligatoirement qu’au domaine. On ne pourra pas saisir Suisse dans le champ « pays ».</text:p>
      <text:p text:style-name="P10"/>
      <text:p text:style-name="P10"><text:tab/><text:span text:style-name="T1">La contrainte de clé : Interdit les doublons, on peut pas avoir deux fois le même numéro de sécurité social. La valeur de l’attribut de différent tuple est unique.</text:span></text:p>
      <text:p text:style-name="P10"><text:soft-page-break/></text:p>
      <text:p text:style-name="P10"><text:tab/><text:span text:style-name="T2">La contrainte d’intégrité référentielle : basés sur le principe de concept de clé étrangère. Cette clé fait référence à une clé d’une autre table. C’est la base du modèle relationnelle, plusieurs tables et des clé étrangères qui les relient entre elles. </text:span></text:p>
      <text:p text:style-name="P10"/>
      <text:h text:style-name="Heading_20_2" text:outline-level="2"><text:s text:c="11"/>Les opérations possibles </text:h>
      <text:p text:style-name="P1">Insert : Permet de rentrer une donnée dans une table</text:p>
      <text:p text:style-name="P1">Delete : Permet de supprimer un enregistrement</text:p>
      <text:p text:style-name="P1">Update ou midifi : Mettre à jour un champ</text:p>
      <text:p text:style-name="P1">Select : Permet de sélectionner, rechercher des enregistrements spécifiques</text:p>
      <text:p text:style-name="P1"/>
      <text:h text:style-name="Heading_20_2" text:outline-level="2"><text:tab/><text:span text:style-name="T3">Best Practices</text:span></text:h>
      <text:p text:style-name="P2">Un attribut ne peut avoir qu’une seul valeur</text:p>
      <text:p text:style-name="P2">Chaque colonne à un nom uniquement</text:p>
      <text:p text:style-name="P2">Pas de doublons, ce n’est pas une bonne pratique, une obligation !</text:p>
      <text:p text:style-name="P2"/>
      <text:h text:style-name="Heading_20_2" text:outline-level="2"><text:tab/><text:span text:style-name="T3">Le « pour » du modèle relationnelle</text:span></text:h>
      <text:p text:style-name="P2">C’est un modèle simple et facile d’utilisation. Les requêtes permettent de décomplexifier beaucoup de choses, évite la <text:span text:style-name="T4">redondance</text:span></text:p>
      <text:h text:style-name="Heading_20_2" text:outline-level="2"><text:tab/><text:span text:style-name="T3">Le « contre »</text:span></text:h>
      <text:p text:style-name="P2">Pas de limites de tailles, les grosses quantités de données diminue les performances, <text:span text:style-name="T4">les relations deviennent trop complexes entre les tables. </text:span></text:p>
      <text:p text:style-name="P2"/>
      <text:h text:style-name="P13" text:outline-level="2"><text:s text:c="8"/>Les différentes clés</text:h>
      <text:p text:style-name="P3">Clé candidate : Permet de définir un attribut unique, par exemple un prénom ne l’est pas, car les prénoms ne sont pas uniques</text:p>
      <text:p text:style-name="P3">Clé primaire : Elles sont un numéro unique, pour chaque enregistrement d’avoir une clé différentes, elle <text:span text:style-name="T6">ne </text:span>peut pas être nul, ne peut pas être modifié si elle fait référence dans une autre table. </text:p>
      <text:p text:style-name="P5">Les clés alternative : toutes celles qui n’ont pas été choisi<text:span text:style-name="T6">s</text:span></text:p>
      <text:p text:style-name="P6">La clé composé : Clé composé de plusieurs attributs </text:p>
      <text:p text:style-name="P6"/>
      <text:p text:style-name="P4"/>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3:47:19.992000000</meta:creation-date>
    <dc:date>2018-12-21T13:55:30.965000000</dc:date>
    <meta:editing-duration>PT27M39S</meta:editing-duration>
    <meta:editing-cycles>5</meta:editing-cycles>
    <meta:generator>LibreOffice/5.3.7.2$Windows_X86_64 LibreOffice_project/6b8ed514a9f8b44d37a1b96673cbbdd077e24059</meta:generator>
    <meta:document-statistic meta:table-count="0" meta:image-count="0" meta:object-count="0" meta:page-count="3" meta:paragraph-count="40" meta:word-count="652" meta:character-count="3815" meta:non-whitespace-character-count="3167"/>
  </office:meta>
</office:document-meta>
</file>